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66df0a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7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officeooo:rsid="0066df0a" style:font-weight-asian="bold" style:font-weight-complex="bold"/>
    </style:style>
    <style:style style:name="T21" style:family="text">
      <style:text-properties fo:font-weight="bold" officeooo:rsid="00678f98" style:font-weight-asian="bold" style:font-weight-complex="bold"/>
    </style:style>
    <style:style style:name="T22" style:family="text">
      <style:text-properties fo:font-weight="bold" officeooo:rsid="0067defd" style:font-weight-asian="bold" style:font-weight-complex="bold"/>
    </style:style>
    <style:style style:name="T23" style:family="text">
      <style:text-properties fo:font-weight="bold" officeooo:rsid="006b78d4" style:font-weight-asian="bold" style:font-weight-complex="bold"/>
    </style:style>
    <style:style style:name="T24" style:family="text">
      <style:text-properties fo:font-weight="bold" fo:background-color="transparent" loext:char-shading-value="0" style:font-weight-asian="bold" style:font-weight-complex="bold"/>
    </style:style>
    <style:style style:name="T25" style:family="text">
      <style:text-properties fo:font-weight="bold" officeooo:rsid="00215f24" fo:background-color="transparent" loext:char-shading-value="0" style:font-weight-asian="bold" style:font-weight-complex="bold"/>
    </style:style>
    <style:style style:name="T26" style:family="text">
      <style:text-properties fo:font-weight="bold" officeooo:rsid="0021c74e" fo:background-color="transparent" loext:char-shading-value="0" style:font-weight-asian="bold" style:font-weight-complex="bold"/>
    </style:style>
    <style:style style:name="T27" style:family="text">
      <style:text-properties fo:font-weight="bold" officeooo:rsid="00231850" fo:background-color="transparent" loext:char-shading-value="0" style:font-weight-asian="bold" style:font-weight-complex="bold"/>
    </style:style>
    <style:style style:name="T28" style:family="text">
      <style:text-properties fo:font-weight="bold" officeooo:rsid="0023c944" fo:background-color="transparent" loext:char-shading-value="0" style:font-weight-asian="bold" style:font-weight-complex="bold"/>
    </style:style>
    <style:style style:name="T29" style:family="text">
      <style:text-properties fo:font-weight="bold" officeooo:rsid="0030820d" fo:background-color="transparent" loext:char-shading-value="0" style:font-weight-asian="bold" style:font-weight-complex="bold"/>
    </style:style>
    <style:style style:name="T30" style:family="text">
      <style:text-properties fo:font-weight="bold" officeooo:rsid="004044b3" fo:background-color="transparent" loext:char-shading-value="0" style:font-weight-asian="bold" style:font-weight-complex="bold"/>
    </style:style>
    <style:style style:name="T31" style:family="text">
      <style:text-properties fo:font-weight="bold" officeooo:rsid="0041b37a" fo:background-color="transparent" loext:char-shading-value="0" style:font-weight-asian="bold" style:font-weight-complex="bold"/>
    </style:style>
    <style:style style:name="T32" style:family="text">
      <style:text-properties fo:font-weight="bold" officeooo:rsid="00511f42" fo:background-color="transparent" loext:char-shading-value="0" style:font-weight-asian="bold" style:font-weight-complex="bold"/>
    </style:style>
    <style:style style:name="T33" style:family="text">
      <style:text-properties fo:font-weight="bold" officeooo:rsid="0052e892" fo:background-color="transparent" loext:char-shading-value="0" style:font-weight-asian="bold" style:font-weight-complex="bold"/>
    </style:style>
    <style:style style:name="T34" style:family="text">
      <style:text-properties fo:font-weight="bold" officeooo:rsid="0067defd" fo:background-color="transparent" loext:char-shading-value="0" style:font-weight-asian="bold" style:font-weight-complex="bold"/>
    </style:style>
    <style:style style:name="T35" style:family="text">
      <style:text-properties fo:font-weight="bold" officeooo:rsid="0067defd" fo:background-color="transparent" loext:char-shading-value="0" style:font-weight-asian="bold" style:font-weight-complex="bold"/>
    </style:style>
    <style:style style:name="T36" style:family="text">
      <style:text-properties fo:font-weight="bold" fo:background-color="transparent" loext:char-shading-value="0" style:font-weight-asian="bold" style:font-weight-complex="bold"/>
    </style:style>
    <style:style style:name="T37" style:family="text">
      <style:text-properties fo:font-weight="bold" fo:background-color="#fff200" loext:char-shading-value="0" style:font-weight-asian="bold" style:font-weight-complex="bold"/>
    </style:style>
    <style:style style:name="T38" style:family="text">
      <style:text-properties fo:font-weight="bold" officeooo:rsid="0067defd" fo:background-color="#fff200" loext:char-shading-value="0" style:font-weight-asian="bold" style:font-weight-complex="bold"/>
    </style:style>
    <style:style style:name="T39" style:family="text">
      <style:text-properties fo:font-weight="bold" officeooo:rsid="006b78d4" fo:background-color="#fff200" loext:char-shading-value="0" style:font-weight-asian="bold" style:font-weight-complex="bold"/>
    </style:style>
    <style:style style:name="T40" style:family="text">
      <style:text-properties fo:font-weight="bold" officeooo:rsid="006b78d4" fo:background-color="#fff200" loext:char-shading-value="0" style:font-weight-asian="bold" style:font-weight-complex="bold"/>
    </style:style>
    <style:style style:name="T41" style:family="text">
      <style:text-properties fo:font-weight="bold" fo:background-color="#fff200" loext:char-shading-value="0" style:font-weight-asian="bold" style:font-weight-complex="bold"/>
    </style:style>
    <style:style style:name="T42" style:family="text">
      <style:text-properties officeooo:rsid="001fe094"/>
    </style:style>
    <style:style style:name="T43" style:family="text">
      <style:text-properties officeooo:rsid="00215f24"/>
    </style:style>
    <style:style style:name="T44" style:family="text">
      <style:text-properties officeooo:rsid="00231850"/>
    </style:style>
    <style:style style:name="T45" style:family="text">
      <style:text-properties officeooo:rsid="0023c944"/>
    </style:style>
    <style:style style:name="T46" style:family="text">
      <style:text-properties officeooo:rsid="00261bc4"/>
    </style:style>
    <style:style style:name="T47" style:family="text">
      <style:text-properties fo:background-color="transparent" loext:char-shading-value="0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29024f"/>
    </style:style>
    <style:style style:name="T50" style:family="text">
      <style:text-properties officeooo:rsid="00293b7b"/>
    </style:style>
    <style:style style:name="T51" style:family="text">
      <style:text-properties officeooo:rsid="00317553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43ba6" style:font-weight-asian="normal" style:font-weight-complex="normal"/>
    </style:style>
    <style:style style:name="T54" style:family="text">
      <style:text-properties fo:font-weight="normal" officeooo:rsid="0033ecfe" style:font-weight-asian="normal" style:font-weight-complex="normal"/>
    </style:style>
    <style:style style:name="T55" style:family="text">
      <style:text-properties fo:font-weight="normal" officeooo:rsid="0038a590" style:font-weight-asian="normal" style:font-weight-complex="normal"/>
    </style:style>
    <style:style style:name="T56" style:family="text">
      <style:text-properties fo:font-weight="normal" officeooo:rsid="004d438c" style:font-weight-asian="normal" style:font-weight-complex="normal"/>
    </style:style>
    <style:style style:name="T57" style:family="text">
      <style:text-properties officeooo:rsid="00343ba6"/>
    </style:style>
    <style:style style:name="T58" style:family="text">
      <style:text-properties officeooo:rsid="0038a590"/>
    </style:style>
    <style:style style:name="T59" style:family="text">
      <style:text-properties officeooo:rsid="00445c1e"/>
    </style:style>
    <style:style style:name="T60" style:family="text">
      <style:text-properties officeooo:rsid="00493408"/>
    </style:style>
    <style:style style:name="T61" style:family="text">
      <style:text-properties officeooo:rsid="00511f42"/>
    </style:style>
    <style:style style:name="T62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64" style:family="text">
      <style:text-properties style:font-name="Comic Sans MS" fo:font-weight="bold" officeooo:rsid="0015f06d" style:font-weight-asian="bold" style:font-weight-complex="bold"/>
    </style:style>
    <style:style style:name="T65" style:family="text">
      <style:text-properties style:font-name="Comic Sans MS" fo:font-weight="bold" officeooo:rsid="001db45d" style:font-weight-asian="bold" style:font-weight-complex="bold"/>
    </style:style>
    <style:style style:name="T66" style:family="text">
      <style:text-properties style:font-name="Comic Sans MS" fo:font-weight="bold" officeooo:rsid="0052e892" style:font-weight-asian="bold" style:font-weight-complex="bold"/>
    </style:style>
    <style:style style:name="T67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68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69" style:family="text">
      <style:text-properties style:font-name="Comic Sans MS" officeooo:rsid="0015f06d"/>
    </style:style>
    <style:style style:name="T70" style:family="text">
      <style:text-properties style:font-name="Comic Sans MS" officeooo:rsid="001db45d"/>
    </style:style>
    <style:style style:name="T71" style:family="text">
      <style:text-properties style:font-name="Comic Sans MS" officeooo:rsid="003c8903"/>
    </style:style>
    <style:style style:name="T72" style:family="text">
      <style:text-properties style:font-name="Comic Sans MS" fo:font-weight="normal" officeooo:rsid="004ee86b" style:font-weight-asian="normal" style:font-weight-complex="normal"/>
    </style:style>
    <style:style style:name="T73" style:family="text">
      <style:text-properties style:font-name="Comic Sans MS" fo:font-weight="normal" officeooo:rsid="004ee86b" fo:background-color="transparent" loext:char-shading-value="0" style:font-weight-asian="normal" style:font-weight-complex="normal"/>
    </style:style>
    <style:style style:name="T74" style:family="text">
      <style:text-properties style:font-name="Comic Sans MS" officeooo:rsid="001f8fad"/>
    </style:style>
    <style:style style:name="T75" style:family="text">
      <style:text-properties officeooo:rsid="0015f06d"/>
    </style:style>
    <style:style style:name="T76" style:family="text">
      <style:text-properties officeooo:rsid="0055f116"/>
    </style:style>
    <style:style style:name="T77" style:family="text">
      <style:text-properties officeooo:rsid="00581351"/>
    </style:style>
    <style:style style:name="T78" style:family="text">
      <style:text-properties officeooo:rsid="00599a10"/>
    </style:style>
    <style:style style:name="T79" style:family="text">
      <style:text-properties fo:background-color="#fff200" loext:char-shading-value="0"/>
    </style:style>
    <style:style style:name="T80" style:family="text">
      <style:text-properties fo:background-color="#fff200" loext:char-shading-value="0"/>
    </style:style>
    <style:style style:name="T81" style:family="text">
      <style:text-properties officeooo:rsid="00690472"/>
    </style:style>
    <style:style style:name="T82" style:family="text">
      <style:text-properties officeooo:rsid="006b78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ogicaAlgoritmoJavaScript</text:p>
      <text:p text:style-name="P33"><text:span text:style-name="T2">$</text:span><text:span text:style-name="T1">npm install readline-sync</text:span> →<text:span text:style-name="T49"> para o terminal aceitar input no node.js</text:span></text:p>
      <text:p text:style-name="P25">COMANDOS DE ENTRADA/SAÍDA E VARIÁVEIS</text:p>
      <text:p text:style-name="P11"><text:span text:style-name="T1">ex001 </text:span><text:span text:style-name="T52">→ MENSAGEM: Desenvolva um programa que pergunte qual </text:span><text:span text:style-name="T56">é</text:span><text:span text:style-name="T52"> o nome do usuário e no final mostre uma mensagem com o nome do usuário que foi digitado. Use o comando de entra e saída “console.log”.</text:span></text:p>
      <text:p text:style-name="P11"><text:span text:style-name="T1">ex002 </text:span><text:span text:style-name="T52">→ SOMA: Desenvola um programa que solicite ao usuário digitar dois números e no final apresente o resultado da soma entre os dois números.</text:span></text:p>
      <text:p text:style-name="P11"><text:span text:style-name="T1">ex003</text:span><text:span text:style-name="T52"> → MEDIA: Desenvola um programa que solicite ao usuário digitar dois números e no final apresente o resultado da média entre os dois números.</text:span></text:p>
      <text:p text:style-name="P25">OPERADORES LÓGICOS</text:p>
      <text:p text:style-name="P11"><text:span text:style-name="T1">ex004 </text:span><text:span text:style-name="T52">→ TESTE DOS TRIANGULOS: Desenvolva um programa que solicite ao usuário digitar o valor de três lados de uma forma geométrica. </text:span><text:span text:style-name="T53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6"><text:span text:style-name="T57">E</text:span>XERCÍCIOS DA <text:s/>CREUZA</text:p>
      <text:p text:style-name="P12"><text:span text:style-name="T1">ex005</text:span><text:span text:style-name="T52"> → IDADE DE CREUZA: Creuza está fazendo aniversário, mas não sabe quantas velas colocar no bolo. Ela sabe apenas o ano do seu nascimento. Ajude Creuza a solucionar este problema.</text:span></text:p>
      <text:p text:style-name="P12"><text:span text:style-name="T1">ex006 </text:span><text:span text:style-name="T52">→ DÓLARES DA CREUZA: Creuza vai viajar para os Estados Unidos e quer saber quanto vai levar em dólares. Ajude ela a descobrir quanto vai levar.</text:span></text:p>
      <text:p text:style-name="P13"><text:span text:style-name="T1">ex007 </text:span><text:span text:style-name="T52">→ </text:span><text:span text:style-name="T54">TEMPERATURA DA CREUZA: </text:span><text:span text:style-name="T52">Creuza chegou nos EUA olhou para o termômetro e viu 100 graus Fahrenheit, mas ela quer saber quanto é esta temperatura em Graus Celsius. Ajude Creuza.</text:span></text:p>
      <text:p text:style-name="P13"><text:span text:style-name="T1">ex008 </text:span><text:span text:style-name="T52">→ IMPOSTO DA CREUZA: Creuza Comprou muita muamba e quer saber quanto vai pagar de imposto.</text:span></text:p>
      <text:p text:style-name="P13"><text:span text:style-name="T6">ex009 </text:span><text:span text:style-name="T55">→ </text:span><text:span text:style-name="T52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7">ESTRUTURAS CONDICIONAIS <text:span text:style-name="T58">SIMPLES</text:span></text:p>
      <text:p text:style-name="P14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4">ESTRUTURAS CONDICIONAIS <text:span text:style-name="T61">COMPOSTA</text:span></text:p>
      <text:p text:style-name="P14"><text:span text:style-name="T1">ex01</text:span><text:span text:style-name="T13">1</text:span> → PAR OU ÍMPAR: Desenvolva um programa que o usuário digite um valor e o programa informe se aquele valor é par ou ímpar.</text:p>
      <text:p text:style-name="P14"><text:span text:style-name="T24">ex0</text:span><text:span text:style-name="T32">12</text:span><text:span text:style-name="T47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4"><text:span text:style-name="T24">ex01</text:span><text:span text:style-name="T33">3</text:span><text:span text:style-name="T24"> </text:span><text:span text:style-name="T47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5"><text:soft-page-break/><text:span text:style-name="T24">ex0</text:span><text:span text:style-name="T33">14</text:span><text:span text:style-name="T47"> → ALUNO APROVADO REPROVADO:</text:span> Desenvolva um programa em que o usuário digite duas notas e o mostre a média das notas e se o aluno está aprovado ou reprovado. Considerando aprovado o aluno com média maior igual a sete.</text:p>
      <text:p text:style-name="P31"><text:span text:style-name="T62">ESTRUTURAS CONDICIONAIS </text:span><text:span text:style-name="T63">COMPOSTAS ANINHADAS</text:span></text:p>
      <text:p text:style-name="P20"><text:span text:style-name="T67">ex0</text:span><text:span text:style-name="T68">15</text:span><text:span text:style-name="T73"> → ALUNO APROVADO REPROVADO:</text:span><text:span text:style-name="T72">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20"><text:span text:style-name="T64">ex0</text:span><text:span text:style-name="T66">16</text:span><text:span text:style-name="T64"> </text:span><text:span text:style-name="T69">→ CÁLCULO IMC: </text:span><text:span text:style-name="T70">Desenvolva </text:span><text:span text:style-name="T69">um programa que leia o peso e a estatura de uma pessoa, determine o seu IMC e classifique de acordo com a </text:span><text:span text:style-name="T71">tabela</text:span><text:span text:style-name="T69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8">IMC</text:p>
          </table:table-cell>
          <table:covered-table-cell/>
        </table:table-row>
        <table:table-row>
          <table:table-cell table:style-name="Tabela1.A2" office:value-type="string">
            <text:p text:style-name="P39">Menor que 17</text:p>
          </table:table-cell>
          <table:table-cell table:style-name="Tabela1.B2" office:value-type="string">
            <text:p text:style-name="P39">MUITO ABAIXO DO PESO</text:p>
          </table:table-cell>
        </table:table-row>
        <table:table-row>
          <table:table-cell table:style-name="Tabela1.A2" office:value-type="string">
            <text:p text:style-name="P39">Maior igual a 17 e menor que 18.5</text:p>
          </table:table-cell>
          <table:table-cell table:style-name="Tabela1.B2" office:value-type="string">
            <text:p text:style-name="P39">ABAIXO DO PESO</text:p>
          </table:table-cell>
        </table:table-row>
        <table:table-row>
          <table:table-cell table:style-name="Tabela1.A2" office:value-type="string">
            <text:p text:style-name="P39">Maior igual a 18.5 e menor que 25</text:p>
          </table:table-cell>
          <table:table-cell table:style-name="Tabela1.B2" office:value-type="string">
            <text:p text:style-name="P39">PESO IDEAL</text:p>
          </table:table-cell>
        </table:table-row>
        <table:table-row>
          <table:table-cell table:style-name="Tabela1.A2" office:value-type="string">
            <text:p text:style-name="P39">Maior igual a 25 e menor que 30</text:p>
          </table:table-cell>
          <table:table-cell table:style-name="Tabela1.B2" office:value-type="string">
            <text:p text:style-name="P39">SOBREPESO</text:p>
          </table:table-cell>
        </table:table-row>
        <table:table-row>
          <table:table-cell table:style-name="Tabela1.A2" office:value-type="string">
            <text:p text:style-name="P39">Maior igual a 30 e menor que 35</text:p>
          </table:table-cell>
          <table:table-cell table:style-name="Tabela1.B2" office:value-type="string">
            <text:p text:style-name="P39">OBESIDADE</text:p>
          </table:table-cell>
        </table:table-row>
        <table:table-row>
          <table:table-cell table:style-name="Tabela1.A2" office:value-type="string">
            <text:p text:style-name="P39">Maior igual a 35 e menor que 40</text:p>
          </table:table-cell>
          <table:table-cell table:style-name="Tabela1.B2" office:value-type="string">
            <text:p text:style-name="P39">OBESIDADE SEVERA</text:p>
          </table:table-cell>
        </table:table-row>
        <table:table-row>
          <table:table-cell table:style-name="Tabela1.A2" office:value-type="string">
            <text:p text:style-name="P39">Maior igual a 40</text:p>
          </table:table-cell>
          <table:table-cell table:style-name="Tabela1.B2" office:value-type="string">
            <text:p text:style-name="P39">OBESIDADE MORBIDA</text:p>
          </table:table-cell>
        </table:table-row>
      </table:table>
      <text:p text:style-name="P35"/>
      <text:p text:style-name="P16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6"><text:span text:style-name="T24">ex0</text:span><text:span text:style-name="T33">18</text:span><text:span text:style-name="T47"> → APROVEITAMENTO DE UM ALUNO:</text:span>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6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8">ESTRUTURAS DE ESCOLHA CASO</text:p>
      <text:p text:style-name="P21"><text:span text:style-name="T64">ex0</text:span><text:span text:style-name="T65">2</text:span><text:span text:style-name="T66">0</text:span><text:span text:style-name="T64"> </text:span><text:span text:style-name="T69">→ CRIAN</text:span><text:span text:style-name="T74">Ç</text:span><text:span text:style-name="T69">A ESPERAN</text:span><text:span text:style-name="T74">Ç</text:span><text:span text:style-name="T69">A: </text:span><text:span text:style-name="T70">Desenvolva </text:span><text:span text:style-name="T69">um programa </text:span><text:span text:style-name="T74">em </text:span><text:span text:style-name="T69">que </text:span><text:span text:style-name="T74">o usuário escolha quanto será a sua doação e no final o programa apresente uma mensagem de quanto foi a doação. Dica de página inicial: </text:span></text:p>
      <text:p text:style-name="P36">"Muito Obrigado por ajudar "</text:p>
      <text:p text:style-name="P37">"[1] para doar R$10 "</text:p>
      <text:p text:style-name="P37">"[2] para doar R$25 "</text:p>
      <text:p text:style-name="P37"><text:soft-page-break/>"[3] para doas R$50 "</text:p>
      <text:p text:style-name="P37">"[4] para doar outros valores "</text:p>
      <text:p text:style-name="P37">"[5] para cancelar "</text:p>
      <text:p text:style-name="P32">Caso o usuário escolha “outros valores” o programa deverá informa no final quanto foi esse valor, conforme o valor inserido pelo usuário.</text:p>
      <text:p text:style-name="P40">ESTRUTURAS DE REPETIÇÃO “while”</text:p>
      <text:p text:style-name="P17"><text:span text:style-name="T15">ex0</text:span><text:span text:style-name="T16">2</text:span><text:span text:style-name="T17">1</text:span><text:span text:style-name="T15"> </text:span><text:span text:style-name="T75">→ </text:span>CONTE ATÉ 10: Desenvolva um programa que conte de 0 até 10. Use a estrutura de repetição “<text:span text:style-name="T76">while</text:span>”.</text:p>
      <text:p text:style-name="P17"><text:span text:style-name="T15">ex0</text:span><text:span text:style-name="T16">2</text:span><text:span text:style-name="T17">2</text:span><text:span text:style-name="T15"> </text:span><text:span text:style-name="T75">→ </text:span>CONTE <text:span text:style-name="T76">DE 10 </text:span>ATÉ 0: Desenvolva um programa que conte de 10 até 0. Use a estrutura de repetição “<text:span text:style-name="T76">while</text:span>”.</text:p>
      <text:p text:style-name="P17"><text:span text:style-name="T15">ex0</text:span><text:span text:style-name="T16">2</text:span><text:span text:style-name="T17">3</text:span><text:span text:style-name="T15"> </text:span><text:span text:style-name="T75">→ </text:span>CONTE DE 0 ATÉ ONDE QUISER: Desenvolva um programa que conte de 0 até onde quiser. O usuário também deve escolher de quanto será o pulo. Use a estrutura de repetição “<text:span text:style-name="T76">while</text:span>”.</text:p>
      <text:p text:style-name="P17"><text:span text:style-name="T15">ex0</text:span><text:span text:style-name="T16">2</text:span><text:span text:style-name="T17">4</text:span><text:span text:style-name="T15"> </text:span><text:span text:style-name="T75">→ </text:span>SOMADOR NUMÉRICO: Desenvolva um programa em que o usuário digite cinco valores e no final o programa apresente a soma total dos valores digitados. Use a estrutura de repetição “<text:span text:style-name="T76">while</text:span>”.</text:p>
      <text:p text:style-name="P18"><text:span text:style-name="T15">ex0</text:span><text:span text:style-name="T16">2</text:span><text:span text:style-name="T18">5</text:span><text:span text:style-name="T15"> </text:span><text:span text:style-name="T75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9"><text:span text:style-name="T15">ex0</text:span><text:span text:style-name="T16">2</text:span><text:span text:style-name="T19">6</text:span><text:span text:style-name="T15"> </text:span><text:span text:style-name="T75">→ </text:span><text:span text:style-name="T47">CONVERSÃO MOEDA N VEZES</text:span>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77">while</text:span>”.</text:p>
      <text:p text:style-name="P19"><text:span text:style-name="T15">ex0</text:span><text:span text:style-name="T16">2</text:span><text:span text:style-name="T19">7</text:span><text:span text:style-name="T15"> </text:span><text:span text:style-name="T75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78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3">ESTRUTURAS DE REPETIÇÃO - “<text:span text:style-name="T46">do”</text:span></text:p>
      <text:p text:style-name="P1"><text:span text:style-name="T1">ex029 </text:span>→ MINHA TABUADA: Desenvol<text:span text:style-name="T50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50">v</text:span>a um programa <text:span text:style-name="T42">que receba até cinco números e no final mostre quantos números negativos foram digitados. </text:span>Use o laço de repetição “do”.</text:p>
      <text:p text:style-name="P2"><text:span text:style-name="T24">ex03</text:span><text:span text:style-name="T25">1</text:span><text:span text:style-name="T24"> </text:span>→ FATORIAL: Desenvol<text:span text:style-name="T50">v</text:span>a um programa <text:span text:style-name="T43">em que o usuário digite um número e o programa mostre o fatorial desse número. </text:span>Use o laço de repetição “do”.</text:p>
      <text:p text:style-name="P3"><text:span text:style-name="T24">ex03</text:span><text:span text:style-name="T26">2</text:span><text:span text:style-name="T24"> </text:span><text:span text:style-name="T47">→ </text:span>FATORIAL REPETICAO: Desenvol<text:span text:style-name="T50">v</text:span>a um programa <text:span text:style-name="T43">em que o usuário digite um número e o programa mostre o fatorial desse número e no final pergunte se o usuário quer repetir a operação. </text:span>Use o laço de repetição “do”.</text:p>
      <text:p text:style-name="P3"><text:span text:style-name="T24">ex03</text:span><text:span text:style-name="T26">3</text:span><text:span text:style-name="T24"> </text:span><text:span text:style-name="T47">→</text:span> NUMERO PRIMO: Desenvol<text:span text:style-name="T50">v</text:span>a um programa <text:span text:style-name="T43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4">ex03</text:span><text:span text:style-name="T26">4</text:span><text:span text:style-name="T1"> </text:span>→ SUPER CONTADOR: Desenvol<text:span text:style-name="T50">v</text:span>a um programa <text:span text:style-name="T43">em que o usuário escolha em um menu se quer contar de 0 a 10 ou de 10 a 0. </text:span>Use o laço de repetição “do”.</text:p>
      <text:p text:style-name="P5"><text:span text:style-name="T24">ex03</text:span><text:span text:style-name="T27">5</text:span><text:span text:style-name="T1"> </text:span>→ ESCOLHENDO PESSOAS: Desenvol<text:span text:style-name="T50">v</text:span>a um programa <text:span text:style-name="T43">em que realize o cadastro de homens e mulheres, suas idades e a cor da pele. No final mostre total de homens com mais de 18 anos e cabelos castanhos e o t</text:span>otal de mulheres entre 25 e 30 <text:span text:style-name="T44">anos</text:span> e cabelos loiros. <text:span text:style-name="T45">Menu da cor da pele: </text:span>Preto, Castanho, Loiro <text:span text:style-name="T45">e </text:span>Ruivo. Use o laço de repetição “do”.</text:p>
      <text:p text:style-name="P22">ESTRUTURAS DE REPETIÇÃO “<text:span text:style-name="T46">for”</text:span></text:p>
      <text:p text:style-name="P5"><text:span text:style-name="T24">ex03</text:span><text:span text:style-name="T28">6</text:span><text:span text:style-name="T1"> </text:span>→ CONTAR 1 ATE 10 PARA: Desenvol<text:span text:style-name="T50">v</text:span>a um programa <text:span text:style-name="T43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50">v</text:span>a um programa <text:span text:style-name="T43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50">v</text:span>a um programa <text:span text:style-name="T43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50">v</text:span>a um programa <text:span text:style-name="T43">em que o usuário digite até 6 valores e no final o programa apresente o total de valores entre 0 e 10; e a</text:span> soma d<text:span text:style-name="T51">esses</text:span> valores <text:span text:style-name="T51">entre 0 e 10 que forem</text:span> impares. <text:span text:style-name="T43">Use a estrutura de repetiçao “for”.</text:span></text:p>
      <text:p text:style-name="P8"><text:span text:style-name="T24">ex0</text:span><text:span text:style-name="T29">40</text:span><text:span text:style-name="T1"> </text:span>→ COMBINACOES: Desenvol<text:span text:style-name="T50">v</text:span>a um programa <text:span text:style-name="T43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50">v</text:span>a um programa <text:span text:style-name="T43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51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4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4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47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47">FATORIAL FUNÇÃO</text:span>: Elabore um programa o qual o usuário digite um número e o programa tenha uma função que retorne o fatorial do número digitado pelo usuário.</text:p>
      <text:p text:style-name="P9"><text:span text:style-name="T24">ex0</text:span><text:span text:style-name="T30">48</text:span><text:span text:style-name="T47"> → SEQUÊNCIA DE FIBONACCI FUNÇÃO:</text:span> Crie um programa que o usuário digite <text:span text:style-name="T59">os </text:span>dois valores <text:span text:style-name="T59">iniciais da </text:span>sequência de Fibonacci e o programa tenha uma função que retorne os valores seguintes <text:span text:style-name="T59">da </text:span>sequência de Fibonacci.</text:p>
      <text:p text:style-name="P8"><text:span text:style-name="T24">ex0</text:span><text:span text:style-name="T31">49</text:span><text:span text:style-name="T24"> </text:span><text:span text:style-name="T47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9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60">arrays</text:span>).</text:p>
      <text:p text:style-name="P10"><text:span text:style-name="T1">ex0</text:span><text:span text:style-name="T12">51</text:span> → <text:span text:style-name="T47">VALORES PARES VETORES</text:span>: Crie um programa em que o usuário digite sete valores e no final o programa mostre a quantidade de valores pares digitados. Use variáveis compostas (vetores/<text:span text:style-name="T60">arrays</text:span>).</text:p>
      <text:p text:style-name="P10"><text:span text:style-name="T1">ex0</text:span><text:span text:style-name="T20">52</text:span><text:span text:style-name="T1"> </text:span>→ VALORES PARES VETORES 2: Elabore um programa em que o usuário digite sete valores e no final o programa mostre a quantidade de valores pares digitados e a posição de cada valor par digitado. Use variáveis compostas (vetores/<text:span text:style-name="T60">arrays</text:span>).</text:p>
      <text:p text:style-name="P10"><text:span text:style-name="T1">ex0</text:span><text:span text:style-name="T21">53</text:span> → <text:span text:style-name="T48">LISTAGEM DA TURMA:</text:span> Crie um programa em que sejam cadastrados os nomes de 4 alunos, e duas notas para cada aluno cadastrado. Ao final o programa deve apresentar <text:span text:style-name="T81">um relatório que tenha:</text:span></text:p>
      <text:p text:style-name="P41">- <text:span text:style-name="T81">U</text:span>ma lista com os nomes de cada aluno e suas respectivas médias;</text:p>
      <text:p text:style-name="P41">- <text:span text:style-name="T81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41">- <text:span text:style-name="T81">A </text:span>quantidade de alunos com a média maior do que a média da turma e a média da turma. Use variáveis compostas (vetores).</text:p>
      <text:p text:style-name="P8"><text:span text:style-name="T41">ex0</text:span><text:span text:style-name="T40">54</text:span><text:span text:style-name="T80"> → SÓ COM C:</text:span>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<text:soft-page-break/>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9-03T18:12:16.164736234</dc:date>
    <meta:editing-duration>PT17H37M51S</meta:editing-duration>
    <meta:editing-cycles>29</meta:editing-cycles>
    <meta:generator>LibreOffice/6.1.5.2$Linux_X86_64 LibreOffice_project/10$Build-2</meta:generator>
    <meta:document-statistic meta:table-count="1" meta:image-count="0" meta:object-count="0" meta:page-count="6" meta:paragraph-count="107" meta:word-count="2867" meta:character-count="16091" meta:non-whitespace-character-count="13324"/>
  </office:meta>
</office:document-meta>
</file>